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0.698cm"/>
    </style:style>
    <style:style style:name="gr2" style:family="graphic" style:parent-style-name="standard">
      <style:graphic-properties draw:textarea-horizontal-align="justify" draw:textarea-vertical-align="middle" draw:auto-grow-height="false" fo:min-height="0.889cm" fo:min-width="0.77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2cm"/>
    </style:style>
    <style:style style:name="gr5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.694cm" svg:height="1.6cm" svg:x="8.407cm" svg:y="2.501cm">
          <text:p text:style-name="P1"><text:span text:style-name="T1">f</text:span><text:span text:style-name="T1">o</text:span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799cm" svg:height="1.611cm" svg:x="8.4cm" svg:y="6.3cm">
          <text:p text:style-name="P1"><text:span text:style-name="T1">f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9.853cm" svg:y1="3.867cm" svg:x2="13.164cm" svg:y2="3.875cm" draw:start-shape="id1" draw:start-glue-point="9" draw:end-shape="id2" draw:end-glue-point="7" svg:d="M9853 3867l3311 8" svg:viewBox="0 0 3312 9">
          <text:p/>
        </draw:connector>
        <draw:connector draw:style-name="gr3" draw:text-style-name="P3" draw:layer="layout" draw:type="line" svg:x1="9.936cm" svg:y1="7.675cm" svg:x2="13.164cm" svg:y2="7.664cm" draw:start-shape="id3" draw:start-glue-point="9" draw:end-shape="id4" draw:end-glue-point="7" svg:d="M9936 7675l3228-11" svg:viewBox="0 0 3229 12">
          <text:p/>
        </draw:connector>
        <draw:connector draw:style-name="gr3" draw:text-style-name="P3" draw:layer="layout" draw:type="line" svg:x1="9.254cm" svg:y1="4.101cm" svg:x2="9.3cm" svg:y2="6.3cm" draw:start-shape="id1" draw:start-glue-point="8" draw:end-shape="id3" draw:end-glue-point="4" svg:d="M9254 4101l46 2199" svg:viewBox="0 0 47 2200">
          <text:p/>
        </draw:connector>
        <draw:custom-shape draw:style-name="gr2" draw:text-style-name="P2" xml:id="id5" draw:id="id5" draw:layer="layout" svg:width="1.799cm" svg:height="1.611cm" svg:x="8.401cm" svg:y="9.689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9.3cm" svg:y1="7.911cm" svg:x2="9.301cm" svg:y2="9.689cm" draw:start-shape="id3" draw:start-glue-point="8" draw:end-shape="id5" draw:end-glue-point="4" svg:d="M9300 7911l1 1778" svg:viewBox="0 0 2 1779">
          <text:p/>
        </draw:connector>
        <draw:custom-shape draw:style-name="gr2" draw:text-style-name="P2" xml:id="id2" draw:id="id2" draw:layer="layout" svg:width="1.799cm" svg:height="1.611cm" svg:x="12.901cm" svg:y="2.5cm"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7cm" svg:height="1.002cm" svg:x="10.8cm" svg:y="4cm">
          <draw:text-box>
            <text:p><text:span text:style-name="T1">i &lt; V</text:span></text:p>
          </draw:text-box>
        </draw:frame>
        <draw:frame draw:style-name="gr5" draw:text-style-name="P4" draw:layer="layout" svg:width="2cm" svg:height="1.361cm" svg:x="7.6cm" svg:y="4.539cm">
          <draw:text-box>
            <text:p><text:span text:style-name="T1">i &gt;= V</text:span></text:p>
          </draw:text-box>
        </draw:frame>
        <draw:custom-shape draw:style-name="gr2" draw:text-style-name="P2" xml:id="id4" draw:id="id4" draw:layer="layout" svg:width="1.799cm" svg:height="1.611cm" svg:x="12.901cm" svg:y="6.289cm"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2.5cm" svg:height="1.361cm" svg:x="10.3cm" svg:y="7.798cm">
          <draw:text-box>
            <text:p><text:span text:style-name="T1">i &lt; V </text:span><text:span text:style-name="T1">- 1</text:span></text:p>
          </draw:text-box>
        </draw:frame>
        <draw:connector draw:style-name="gr3" draw:text-style-name="P3" draw:layer="layout" draw:type="line" svg:x1="12.901cm" svg:y1="7.095cm" svg:x2="10.199cm" svg:y2="7.106cm" draw:start-shape="id4" draw:start-glue-point="6" draw:end-shape="id3" draw:end-glue-point="10" svg:d="M12901 7095l-2702 11" svg:viewBox="0 0 2703 12">
          <text:p/>
        </draw:connector>
        <draw:connector draw:style-name="gr3" draw:text-style-name="P3" draw:layer="layout" draw:type="line" svg:x1="12.901cm" svg:y1="3.306cm" svg:x2="10.101cm" svg:y2="3.301cm" draw:start-shape="id2" draw:start-glue-point="6" draw:end-shape="id1" draw:end-glue-point="10" svg:d="M12901 3306l-2800-5" svg:viewBox="0 0 2801 6">
          <text:p/>
        </draw:connector>
        <draw:frame draw:style-name="gr5" draw:text-style-name="P4" draw:layer="layout" svg:width="2.6cm" svg:height="1.361cm" svg:x="6.8cm" svg:y="8.1cm">
          <draw:text-box>
            <text:p><text:span text:style-name="T1">i &gt;= </text:span><text:span text:style-name="T1">V - 1</text:span></text:p>
          </draw:text-box>
        </draw:frame>
        <draw:connector draw:style-name="gr3" draw:text-style-name="P3" draw:layer="layout" draw:type="line" svg:x1="9.226cm" svg:y1="1.322cm" svg:x2="9.254cm" svg:y2="2.501cm" draw:end-shape="id1" draw:end-glue-point="4" svg:d="M9226 1322l28 1179" svg:viewBox="0 0 29 11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11:33:04.608024746</meta:creation-date>
    <dc:date>2017-10-16T11:38:43.276169881</dc:date>
    <meta:editing-duration>PT5M38S</meta:editing-duration>
    <meta:editing-cycles>1</meta:editing-cycles>
    <meta:document-statistic meta:object-count="16"/>
    <meta:generator>LibreOffice/5.1.6.2$Linux_X86_64 LibreOffice_project/10m0$Build-2</meta:generator>
  </office:meta>
</office:document-meta>
</file>